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ppm</text:p>
          </table:table-cell>
          <table:table-cell office:value-type="string">
            <text:p>rs/ro</text:p>
          </table:table-cell>
          <table:table-cell>
            <draw:frame table:end-cell-address="Sheet1.J21" table:end-x="1.157cm" table:end-y="0.412cm" draw:z-index="0" draw:style-name="gr1" draw:text-style-name="P1" svg:width="15.999cm" svg:height="8.999cm" svg:x="0.965cm" svg:y="0.445cm">
              <draw:object draw:notify-on-update-of-ranges="Sheet1.A2:Sheet1.A18 Sheet1.B2:Sheet1.B18 Sheet1.B1:Sheet1.B1 Sheet1.A2:Sheet1.A1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.1">
            <text:p>2.1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.6">
            <text:p>1.6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.4">
            <text:p>1.4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.24">
            <text:p>1.24</text:p>
          </table:table-cell>
          <table:table-cell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.1">
            <text:p>1.1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float" office:value="1570">
            <text:p>1570</text:p>
          </table:table-cell>
          <table:table-cell office:value-type="float" office:value="0.81">
            <text:p>0.81</text:p>
          </table:table-cell>
          <table:table-cell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0.75">
            <text:p>0.75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71">
            <text:p>0.71</text:p>
          </table:table-cell>
          <table:table-cell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0.65">
            <text:p>0.65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51">
            <text:p>0.51</text:p>
          </table:table-cell>
          <table:table-cell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48">
            <text:p>0.48</text:p>
          </table:table-cell>
          <table:table-cell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34">
            <text:p>0.34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14/01/2018</text:date>, <text:time>14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2M6S</meta:editing-duration>
    <meta:editing-cycles>4</meta:editing-cycles>
    <meta:generator>OpenOffice/4.1.4$Win32 OpenOffice.org_project/414m5$Build-9788</meta:generator>
    <dc:date>2018-01-14T14:48:01.39</dc:date>
    <dc:creator>adrian peñalver fernandez</dc:creator>
    <meta:document-statistic meta:table-count="3" meta:cell-count="36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powe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power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22cm" svg:y="3.926cm" style:legend-expansion="high" chart:style-name="ch2"/>
        <chart:plot-area chart:style-name="ch3" table:cell-range-address="Sheet1.A1:Sheet1.B18" chart:data-source-has-labels="both" svg:x="0.77cm" svg:y="0.855cm" svg:width="10.812cm" svg:height="7.545cm">
          <chartooo:coordinate-region svg:x="1.947cm" svg:y="1.068cm" svg:width="9.395cm" svg:height="6.659cm"/>
          <chart:axis chart:dimension="x" chart:name="primary-x" chart:style-name="ch4" chartooo:axis-type="auto">
            <chart:categories table:cell-range-address="Sheet1.A2:Sheet1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8" chart:label-cell-address="Sheet1.B1:Sheet1.B1" chart:class="chart:scatter">
            <chart:domain table:cell-range-address="Sheet1.B2:Sheet1.B18"/>
            <chart:regression-curve chart:style-name="ch7">
              <chart:equation/>
            </chart:regression-curve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rs/ro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Sheet1.A2:Sheet1.A18</svg:desc>
                </draw:g>
              </table:table-cell>
              <table:table-cell office:value-type="float" office:value="2.1">
                <text:p>2.1</text:p>
                <draw:g>
                  <svg:desc>Sheet1.B2:Sheet1.B18</svg:desc>
                </draw:g>
              </table:table-cell>
              <table:table-cell office:value-type="float" office:value="200">
                <text:p>200</text:p>
                <draw:g>
                  <svg:desc>Sheet1.A2:Sheet1.A18</svg:desc>
                </draw:g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.6">
                <text:p>1.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.5">
                <text:p>1.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.4">
                <text:p>1.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.24">
                <text:p>1.2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.1">
                <text:p>1.1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9">
                <text:p>0.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0.81">
                <text:p>0.81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75">
                <text:p>0.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71">
                <text:p>0.7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65">
                <text:p>0.65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6">
                <text:p>0.6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51">
                <text:p>0.5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48">
                <text:p>0.48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4">
                <text:p>0.4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34">
                <text:p>0.34</text:p>
              </table:table-cell>
              <table:table-cell office:value-type="float" office:value="10000">
                <text:p>1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